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P1" style:family="paragraph">
      <loext:graphic-properties draw:fill-color="#fff9ae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cm" svg:height="2.54cm" svg:x="1.27cm" svg:y="1.8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4cm" svg:y1="4.318cm" svg:x2="2.54cm" svg:y2="7.605cm">
          <text:p/>
        </draw:line>
        <draw:custom-shape draw:style-name="gr3" draw:text-style-name="P4" draw:layer="layout" svg:width="5.08cm" svg:height="2.54cm" svg:x="1.05cm" svg:y="23.225cm">
          <text:p text:style-name="P3"><text:span text:style-name="T1">Docker container:</text:span></text:p>
          <text:p text:style-name="P3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304cm" svg:y="24.629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445cm" svg:y="1.8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2cm" svg:y="1.8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4.445cm" svg:x2="9.652cm" svg:y2="7.62cm">
          <text:p/>
        </draw:line>
        <draw:line draw:style-name="gr2" draw:text-style-name="P2" draw:layer="layout" svg:x1="8.89cm" svg:y1="4.445cm" svg:x2="8.89cm" svg:y2="7.605cm">
          <text:p/>
        </draw:line>
        <draw:connector draw:style-name="gr2" draw:text-style-name="P2" draw:layer="layout" svg:x1="5.715cm" svg:y1="0.127cm" svg:x2="2.54cm" svg:y2="1.837cm" draw:start-shape="id1" draw:start-glue-point="0" draw:end-shape="id2" draw:end-glue-point="0" svg:d="M5715 127h-3175v1710" svg:viewBox="0 0 3176 1711">
          <text:p/>
        </draw:connector>
        <draw:connector draw:style-name="gr2" draw:text-style-name="P2" draw:layer="layout" draw:line-skew="1.274cm" svg:x1="5.715cm" svg:y1="0.127cm" svg:x2="8.866cm" svg:y2="1.837cm" draw:start-shape="id1" draw:start-glue-point="0" svg:d="M5715 127h3175v1710h-24" svg:viewBox="0 0 3176 1711">
          <text:p/>
        </draw:connector>
        <draw:line draw:style-name="gr2" draw:text-style-name="P2" xml:id="id1" draw:id="id1" draw:layer="layout" svg:x1="5.715cm" svg:y1="0.127cm" svg:x2="5.715cm" svg:y2="1.851cm">
          <text:p/>
        </draw:line>
        <draw:line draw:style-name="gr2" draw:text-style-name="P2" draw:layer="layout" svg:x1="2.54cm" svg:y1="4.318cm" svg:x2="6.223cm" svg:y2="7.366cm">
          <text:p/>
        </draw:line>
        <draw:line draw:style-name="gr2" draw:text-style-name="P2" draw:layer="layout" svg:x1="2.54cm" svg:y1="4.318cm" svg:x2="10.16cm" svg:y2="7.493cm">
          <text:p/>
        </draw:line>
        <draw:line draw:style-name="gr2" draw:text-style-name="P2" draw:layer="layout" svg:x1="5.715cm" svg:y1="4.445cm" svg:x2="1.905cm" svg:y2="7.493cm">
          <text:p/>
        </draw:line>
        <draw:line draw:style-name="gr2" draw:text-style-name="P2" draw:layer="layout" svg:x1="8.89cm" svg:y1="4.445cm" svg:x2="1.27cm" svg:y2="7.493cm">
          <text:p/>
        </draw:line>
        <draw:line draw:style-name="gr2" draw:text-style-name="P2" draw:layer="layout" svg:x1="8.89cm" svg:y1="4.445cm" svg:x2="5.207cm" svg:y2="7.493cm">
          <text:p/>
        </draw:line>
        <draw:line draw:style-name="gr2" draw:text-style-name="P2" draw:layer="layout" svg:x1="5.715cm" svg:y1="4.445cm" svg:x2="5.715cm" svg:y2="7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1.4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2-03T15:35:28.566411990</dc:date>
    <meta:editing-duration>PT1H27M34S</meta:editing-duration>
    <meta:editing-cycles>30</meta:editing-cycles>
    <meta:generator>LibreOffice/6.0.7.3$Linux_X86_64 LibreOffice_project/00m0$Build-3</meta:generator>
    <meta:document-statistic meta:object-count="17"/>
  </office:meta>
</office:document-meta>
</file>